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f4c20"/>
    </style:style>
    <style:style style:name="P2" style:family="paragraph" style:parent-style-name="Standard" style:list-style-name="L1">
      <style:text-properties officeooo:paragraph-rsid="0011346b"/>
    </style:style>
    <style:style style:name="P3" style:family="paragraph" style:parent-style-name="Standard" style:list-style-name="L1">
      <style:text-properties officeooo:paragraph-rsid="0011b5a9"/>
    </style:style>
    <style:style style:name="P4" style:family="paragraph" style:parent-style-name="Standard" style:list-style-name="L1">
      <style:paragraph-properties fo:margin-left="-1.7209in" fo:margin-right="0in" fo:text-indent="0in" style:auto-text-indent="false"/>
      <style:text-properties officeooo:paragraph-rsid="0011b5a9"/>
    </style:style>
    <style:style style:name="T1" style:family="text">
      <style:text-properties officeooo:rsid="000f4c20"/>
    </style:style>
    <style:style style:name="T2" style:family="text">
      <style:text-properties officeooo:rsid="0011346b"/>
    </style:style>
    <style:style style:name="T3" style:family="text">
      <style:text-properties officeooo:rsid="0011b5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16002" text:style-name="L1">
        <text:list-item>
          <text:p text:style-name="P1"><text:span text:style-name="T1">Take Over The World: Turn/hex based strategy game where the player plays as the "Dark Lord" and tries to take over the world.</text:span></text:p>
        </text:list-item>
        <text:list-item>
          <text:p text:style-name="P1"><text:span text:style-name="T1">Exile: Text adventure where the player has fallen from dominance and must reclaim it.</text:span></text:p>
        </text:list-item>
        <text:list-item>
          <text:p text:style-name="P1"><text:span text:style-name="T1">Fortress Defense: Tower defense sorta where the player protects their fortress from the heroes.</text:span></text:p>
        </text:list-item>
        <text:list-item>
          <text:p text:style-name="P1"><text:span text:style-name="T1">Rigged Tournament: Fighting game where the player must beat the heroes who have agreed to a tournament on their private island.</text:span></text:p>
        </text:list-item>
        <text:list-item>
          <text:p text:style-name="P2"><text:span text:style-name="T2">Island of Fear: Conquer a small island as a powerful caster.</text:span></text:p>
          <text:list>
            <text:list-item>
              <text:p text:style-name="P3"><text:span text:style-name="T3">Enemy types: Knight, Cleric, Rogue</text:span></text:p>
            </text:list-item>
            <text:list-item>
              <text:p text:style-name="P3"><text:span text:style-name="T3">Once enemies arrive, you have a limited amount of time to kill them all off.</text:span></text:p>
              <text:list>
                <text:list-item>
                  <text:p text:style-name="P3"><text:span text:style-name="T3">As long as they're there, all villager's fear of you goes down.</text:span></text:p>
                </text:list-item>
                <text:list-item>
                  <text:p text:style-name="P3"><text:span text:style-name="T3">More will steadily come, so letting there get to be too many of them may make the game hard to win.</text:span></text:p>
                </text:list-item>
              </text:list>
            </text:list-item>
            <text:list-item>
              <text:p text:style-name="P3"><text:span text:style-name="T3">Player Abilities</text:span></text:p>
              <text:list>
                <text:list-item>
                  <text:p text:style-name="P3"><text:span text:style-name="T3">Construction</text:span></text:p>
                  <text:list>
                    <text:list-item>
                      <text:p text:style-name="P3"><text:span text:style-name="T3">Build Wall</text:span></text:p>
                    </text:list-item>
                    <text:list-item>
                      <text:p text:style-name="P3"><text:span text:style-name="T3">Build Flame Turret</text:span></text:p>
                    </text:list-item>
                    <text:list-item>
                      <text:p text:style-name="P3"><text:span text:style-name="T3">Build Spike Trap</text:span></text:p>
                    </text:list-item>
                    <text:list-item>
                      <text:p text:style-name="P3"><text:span text:style-name="T3">Build Void Crystal (Weakens all nearby enemies)</text:span></text:p>
                    </text:list-item>
                  </text:list>
                </text:list-item>
                <text:list-item>
                  <text:p text:style-name="P3"><text:span text:style-name="T3">Attack</text:span></text:p>
                  <text:list>
                    <text:list-item>
                      <text:p text:style-name="P3"><text:span text:style-name="T3">Frost Lance: Fires a bolt of frost that deals damage to whatever it strikes.</text:span></text:p>
                    </text:list-item>
                    <text:list-item>
                      <text:p text:style-name="P3"><text:span text:style-name="T3">Ice Storm: Calls down an icy rain, slowing enemies and causing a small amount of damage in a large radius.</text:span></text:p>
                    </text:list-item>
                    <text:list-item>
                      <text:p text:style-name="P3"><text:span text:style-name="T3">Force Wave: Sends a wave of force forward that knocks everything back.</text:span></text:p>
                    </text:list-item>
                    <text:list-item>
                      <text:p text:style-name="P3"><text:span text:style-name="T3">Gate: Teleports you a short distance.</text:span></text:p>
                    </text:list-item>
                  </text:list>
                  <text:p text:style-name="P4"><text:span text:style-name="T3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2ef5aff-a6fb0ff-166bdff-cf087ad-0f1389</meta:generator>
    <dc:date>2012-12-14T22:22:14.46</dc:date>
    <dc:creator>Eric Brown</dc:creator>
    <meta:document-statistic meta:table-count="0" meta:image-count="0" meta:object-count="0" meta:page-count="1" meta:paragraph-count="20" meta:word-count="227" meta:character-count="1198" meta:non-whitespace-character-count="1011"/>
    <meta:user-defined meta:name="Info 1"/>
    <meta:user-defined meta:name="Info 2"/>
    <meta:user-defined meta:name="Info 3"/>
    <meta:user-defined meta:name="Info 4"/>
  </office:meta>
</office:document-meta>
</file>